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0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37">
      <style:table-cell-properties fo:background-color="#127622"/>
      <style:text-properties fo:color="#ffffff"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e0c2cd"/>
    </style:style>
    <style:style style:name="ce11" style:family="table-cell" style:parent-style-name="Default" style:data-style-name="N37">
      <style:table-cell-properties fo:background-color="#3faf46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127622"/>
      <style:text-properties fo:color="#ffffff"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0c2cd"/>
    </style:style>
    <style:style style:name="ce16" style:family="table-cell" style:parent-style-name="Default">
      <style:table-cell-properties fo:background-color="#3faf46"/>
      <style:text-properties fo:font-size="12pt" style:font-size-asian="12pt" style:font-size-complex="12pt"/>
    </style:style>
    <style:style style:name="ce7" style:family="table-cell" style:parent-style-name="Default" style:data-style-name="N100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3faf46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0c2cd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127622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  <style:style style:name="T1" style:family="text">
      <style:text-properties fo:color="#3465a4"/>
    </style:style>
    <style:style style:name="T2" style:family="text">
      <style:text-properties fo:color="#ff0000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舞光 10W 2 尺 T8 LED 燈管 (白光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119" calcext:value-type="float">
            <text:p>11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30 型長梁銅鎖 (62mm*26mm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Tokymatsu 6500K 27W <text:s/>4pin 燈泡 (54 Lm/W)</text:p>
          </table:table-cell>
          <table:table-cell table:style-name="ce7" office:value-type="string" calcext:value-type="string">
            <text:p>12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]*[.E4]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27A 電池 (GP)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5]*[.E5]" office:value-type="float" office:value="100" calcext:value-type="float">
            <text:p>100</text:p>
          </table:table-cell>
          <table:table-cell table:style-name="ce6" office:value-type="string" calcext:value-type="string">
            <text:p>買誇張地貴了,以後避免 123</text:p>
          </table:table-cell>
        </table:table-row>
        <table:table-row table:style-name="ro3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除膠噴霧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6]*[.E6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7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7]*[.E7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3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8]*[.E8]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TP-Link Tapo C200</text:p>
          </table:table-cell>
          <table:table-cell table:style-name="ce18" office:value-type="string" calcext:value-type="string">
            <text:p>PCHome</text:p>
          </table:table-cell>
          <table:table-cell table:style-name="ce6" office:value-type="float" office:value="849" calcext:value-type="float">
            <text:p>8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9]*[.E9]" office:value-type="float" office:value="849" calcext:value-type="float">
            <text:p>84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SanDisk microSD 128GB High Endurance (V30, U3, C10)</text:p>
          </table:table-cell>
          <table:table-cell table:style-name="ce18" office:value-type="string" calcext:value-type="string">
            <text:p>Sigma Digi 希格數位官網 (Shopee)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0]*[.E10]" office:value-type="float" office:value="411" calcext:value-type="float">
            <text:p>411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雄獅<text:span text:style-name="T1">藍色</text:span>可補充簽字筆 RF-8501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1]*[.E11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雄獅<text:span text:style-name="T2">紅色</text:span>可補充簽字筆 RF-8501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2]*[.E12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<text:span text:style-name="T3">飛龍</text:span><text:span text:style-name="T4">紅色</text:span>平頭油性筆 N861-B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3]*[.E13]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30</text:p>
          </table:table-cell>
          <table:table-cell table:style-name="ce6" office:value-type="string" calcext:value-type="string">
            <text:p>3M Scotch 開箱剪刀 SS-U-N7</text:p>
          </table:table-cell>
          <table:table-cell table:style-name="ce18" office:value-type="string" calcext:value-type="string">
            <text:p>振宇五金和美店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4]*[.E14]" office:value-type="float" office:value="275" calcext:value-type="float">
            <text:p>27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30</text:p>
          </table:table-cell>
          <table:table-cell table:style-name="ce6" office:value-type="string" calcext:value-type="string">
            <text:p>3 孔轉 2 孔插頭</text:p>
          </table:table-cell>
          <table:table-cell table:style-name="ce18" office:value-type="string" calcext:value-type="string">
            <text:p>振宇五金和美店</text:p>
          </table:table-cell>
          <table:table-cell table:style-name="ce6" office:value-type="float" office:value="26.5" calcext:value-type="float">
            <text:p>26.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15]*[.E15]" office:value-type="float" office:value="53" calcext:value-type="float">
            <text:p>53</text:p>
          </table:table-cell>
          <table:table-cell/>
        </table:table-row>
        <table:table-row table:style-name="ro4" table:number-rows-repeated="9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3"/>
          <table:table-cell table:style-name="ce26" office:value-type="string" calcext:value-type="string">
            <text:p>總計</text:p>
          </table:table-cell>
          <table:table-cell table:style-name="ce26" table:formula="of:=SUM([.F2:.F24])" office:value-type="float" office:value="2728" calcext:value-type="float">
            <text:p>2728</text:p>
          </table:table-cell>
          <table:table-cell/>
        </table:table-row>
        <table:table-row table:style-name="ro1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TP-Link Tapo C310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999" calcext:value-type="float">
            <text:p>99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6]*[.E26]" office:value-type="float" office:value="999" calcext:value-type="float">
            <text:p>999</text:p>
          </table:table-cell>
          <table:table-cell/>
        </table:table-row>
        <table:table-row table:style-name="ro1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ADATA microSD 128GB (A1, U1, C10)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7]*[.E27]" office:value-type="float" office:value="289" calcext:value-type="float">
            <text:p>289</text:p>
          </table:table-cell>
          <table:table-cell/>
        </table:table-row>
        <table:table-row table:style-name="ro4" table:number-rows-repeated="1048548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8:32:18.267965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08:09.414070381</meta:creation-date>
    <dc:date>2024-10-30T18:48:22.863638651</dc:date>
    <meta:editing-duration>PT31M41S</meta:editing-duration>
    <meta:editing-cycles>7</meta:editing-cycles>
    <meta:generator>LibreOffice/24.8.2.1$Linux_X86_64 LibreOffice_project/480$Build-1</meta:generator>
    <meta:document-statistic meta:table-count="1" meta:cell-count="106" meta:object-count="0"/>
  </office:meta>
</office:document-meta>
</file>